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10de3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de3cdf"/>
    </style:style>
    <style:style style:name="P25" style:family="paragraph" style:parent-style-name="Standard">
      <style:text-properties officeooo:paragraph-rsid="10dbd91b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10da28d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0dc5ca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d204f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text-properties officeooo:paragraph-rsid="1090da41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10dc70a2"/>
    </style:style>
    <style:style style:name="P55" style:family="paragraph" style:parent-style-name="Standard">
      <style:text-properties officeooo:paragraph-rsid="0f9ee08e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10de3cdf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officeooo:rsid="04473353"/>
    </style:style>
    <style:style style:name="T128" style:family="text">
      <style:text-properties officeooo:rsid="0f95a7a0"/>
    </style:style>
    <style:style style:name="T129" style:family="text">
      <style:text-properties officeooo:rsid="0f8f58bd"/>
    </style:style>
    <style:style style:name="T130" style:family="text">
      <style:text-properties officeooo:rsid="0aace3cd"/>
    </style:style>
    <style:style style:name="T131" style:family="text">
      <style:text-properties style:font-name="Ubuntu" fo:font-size="10pt" style:font-size-asian="10pt" style:font-size-complex="10pt"/>
    </style:style>
    <style:style style:name="T132" style:family="text">
      <style:text-properties style:font-name="Liberation Sans" fo:font-size="10pt" style:font-size-asian="10pt" style:font-size-complex="10pt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6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7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2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8" style:family="text">
      <style:text-properties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officeooo:rsid="105c8aaa"/>
    </style:style>
    <style:style style:name="T19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officeooo:rsid="1083fa7a"/>
    </style:style>
    <style:style style:name="T209" style:family="text">
      <style:text-properties officeooo:rsid="107e8e04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4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style:font-name="Liberation Sans" fo:font-size="12pt" officeooo:rsid="0d1ec96e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" fo:font-size="12pt"/>
    </style:style>
    <style:style style:name="T22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Gebruik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2" draw:name="Gebruiker 2" draw:style-name="gr1" draw:text-style-name="P6" svg:width="6.002cm" svg:height="0.5cm" draw:control="control1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3" draw:name="Gberuikersnaam 3" draw:style-name="gr1" draw:text-style-name="P6" svg:width="6.002cm" svg:height="0.5cm" draw:control="control2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5" draw:name="Gebruiker 3" draw:style-name="gr1" draw:text-style-name="P6" svg:width="6.002cm" svg:height="0.5cm" draw:control="control4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6" draw:name="Gberuikersnaam 4" draw:style-name="gr1" draw:text-style-name="P6" svg:width="6.002cm" svg:height="0.5cm" draw:control="control5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☐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☐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Druk op de Super-toets</text:span><text:span text:style-name="T76"><text:note text:id="ftn2" text:note-class="footnote"><text:note-citation>2</text:note-citation><text:note-body><text:p text:style-name="P26">Windows-, command- of vergrootglastoets.</text:p></text:note-body></text:note></text:span><text:span text:style-name="T76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D4" office:value-type="string">
            <text:p text:style-name="P28"><text:span text:style-name="T88">Typ</text:span><text:span text:style-name="T86"> de </text:span><text:span text:style-name="T89">volgende d</text:span><text:span text:style-name="T90">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88">V</text:span><text:span text:style-name="T96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☐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☐</text:span></text:span></text:p>
          </table:table-cell>
          <table:table-cell table:style-name="_31_._5f_Installatie_5f_voorbereiden.D10" office:value-type="string">
            <text:p text:style-name="P34"><text:span text:style-name="T97">Druk op de Super-toets</text:span><text:span text:style-name="T98">2</text:span><text:span text:style-name="T97">, t</text:span><text:span text:style-name="T77">yp </text:span><text:span text:style-name="User_20_Entry"><text:span text:style-name="T99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0">KZ </text:span></text:span><text:span text:style-name="Strong_20_Emphasis"><text:span text:style-name="T101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D11" office:value-type="string">
            <text:p text:style-name="P36"><text:span text:style-name="T102">Selecteer</text:span><text:span text:style-name="T75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88">V</text:span><text:span text:style-name="T96">olg </text:span><text:span text:style-name="T75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7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" office:value-type="string">
            <text:p text:style-name="Standard"><text:span text:style-name="T108">Start de computer op vanaf</text:span><text:span text:style-name="T108"><text:note text:id="ftn3" text:note-class="footnote"><text:note-citation>1</text:note-citation><text:note-body><text:p text:style-name="P40"><text:span text:style-name="T109">B</text:span><text:span text:style-name="T110">ootmenu/</text:span><text:span text:style-name="T109">S</text:span><text:span text:style-name="T110">etup</text:span><text:span text:style-name="T111"> via </text:span><text:span text:style-name="T112">é</text:span><text:span text:style-name="T113">é</text:span><text:span text:style-name="T109">n van de </text:span><text:span text:style-name="T114">v</text:span><text:span text:style-name="T115">eelgebruikte toetsen: </text:span><text:span text:style-name="T116">Esc</text:span><text:span text:style-name="T117">, </text:span><text:span text:style-name="T116">Delete</text:span><text:span text:style-name="T117">, </text:span><text:span text:style-name="T116">F1</text:span><text:span text:style-name="T117">, </text:span><text:span text:style-name="T116">F2</text:span><text:span text:style-name="T117">, </text:span><text:span text:style-name="T116">F9</text:span><text:span text:style-name="T117">, </text:span><text:span text:style-name="T116">F10</text:span><text:span text:style-name="T117">, </text:span><text:span text:style-name="T116">F11</text:span><text:span text:style-name="T117">, of </text:span><text:span text:style-name="T116">F12</text:span></text:p></text:note-body></text:note></text:span><text:span text:style-name="T108"> </text:span><text:span text:style-name="T118">een </text:span><text:span text:style-name="T119"><text:user-field-get text:name="Distro">Rocky Linux</text:user-field-get></text:span><text:span text:style-name="T120"><text:s/></text:span><text:span text:style-name="T121">GNOME </text:span><text:span text:style-name="T122">Desktop/</text:span><text:span text:style-name="T123">Workstation</text:span><text:span text:style-name="T124"> </text:span><text:span text:style-name="T125">L</text:span><text:span text:style-name="T126">ive</text:span><text:span text:style-name="T126"><text:note text:id="ftn4" text:note-class="footnote"><text:note-citation>2</text:note-citation><text:note-body><text:p text:style-name="P41"><text:span text:style-name="T127">Vanaf ee</text:span>n <text:span text:style-name="T128">L</text:span>ive <text:span text:style-name="T129">USB</text:span><text:span text:style-name="T130">-stick</text:span><text:span text:style-name="T131"> </text:span>kunt <text:span text:style-name="T127">u opstarten en</text:span> <text:span text:style-name="T132">met </text:span><text:span text:style-name="T133"><text:user-field-get text:name="Distro">Rocky Linux</text:user-field-get></text:span><text:span text:style-name="T133"><text:s/></text:span>werken zonder enige bestanden op de harde schijf te wijzigen en maakt ook installatie van <text:span text:style-name="T133"><text:user-field-get text:name="Distro">Rocky Linux</text:user-field-get></text:span><text:span text:style-name="T133"><text:s/></text:span>mogelijk.</text:p></text:note-body></text:note></text:span><text:span text:style-name="T126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4">USB</text:span><text:span text:style-name="T135">-stick</text:span><text:span text:style-name="T135"><text:note text:id="ftn5" text:note-class="footnote"><text:note-citation>3</text:note-citation><text:note-body><text:p text:style-name="P43"><text:span text:style-name="Strong_20_Emphasis"><text:span text:style-name="T136">G</text:span></text:span><text:span text:style-name="T136">a naar </text:span><text:a xlink:type="simple" xlink:href="https://rockylinux.org/" text:style-name="Internet_20_link" text:visited-style-name="Visited_20_Internet_20_Link"><text:span text:style-name="T137">rockylinux.org</text:span></text:a><text:span text:style-name="T138"> </text:span><text:span text:style-name="T139">en download </text:span><text:span text:style-name="T140">bijv. </text:span><text:span text:style-name="T141">een </text:span><text:span text:style-name="terk_20_accent_20_voetnoot"><text:span text:style-name="T142">Rocky Linux </text:span></text:span><text:span text:style-name="terk_20_accent_20_voetnoot"><text:span text:style-name="T143">Desktop/Workstation Live </text:span></text:span><text:span text:style-name="terk_20_accent_20_voetnoot"><text:span text:style-name="T144">Image </text:span></text:span><text:span text:style-name="terk_20_accent_20_voetnoot"><text:span text:style-name="T142">GNOME</text:span></text:span><text:span text:style-name="T145">.</text:span><text:span text:style-name="Strong_20_Emphasis"><text:span text:style-name="T146"><text:line-break/></text:span></text:span><text:span text:style-name="Strong_20_Emphasis"><text:span text:style-name="T147">O</text:span></text:span><text:span text:style-name="Strong_20_Emphasis"><text:span text:style-name="T148">p </text:span></text:span><text:a xlink:type="simple" xlink:href="https://karelzimmer.nl/" text:style-name="Internet_20_link" text:visited-style-name="Visited_20_Internet_20_Link"><text:span text:style-name="Strong_20_Emphasis"><text:span text:style-name="T149">karelzimmer.nl</text:span></text:span></text:a><text:span text:style-name="Strong_20_Emphasis"><text:span text:style-name="T148">, </text:span></text:span><text:span text:style-name="Strong_20_Emphasis"><text:span text:style-name="T147">onder </text:span></text:span><text:span text:style-name="Strong_20_Emphasis"><text:span text:style-name="T150">Linux!</text:span></text:span><text:span text:style-name="Strong_20_Emphasis"><text:span text:style-name="T147">, </text:span></text:span><text:span text:style-name="Strong_20_Emphasis"><text:span text:style-name="T151">boven</text:span></text:span><text:span text:style-name="Strong_20_Emphasis"><text:span text:style-name="T152">aan de</text:span></text:span><text:span text:style-name="Strong_20_Emphasis"><text:span text:style-name="T151"> </text:span></text:span><text:span text:style-name="Strong_20_Emphasis"><text:span text:style-name="T150">Linux info</text:span></text:span><text:span text:style-name="Strong_20_Emphasis"><text:span text:style-name="T147">, vindt u instructies voor het maken van een opstartbare USB-stick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2">Selecteer</text:span><text:span text:style-name="T154"> </text:span><text:span text:style-name="Strong_20_Emphasis"><text:span text:style-name="T155">Start</text:span></text:span><text:span text:style-name="Strong_20_Emphasis"><text:span text:style-name="T156"> </text:span></text:span><text:span text:style-name="Strong_20_Emphasis"><text:span text:style-name="T157"><text:user-field-get text:name="Distro">Rocky Linux</text:user-field-get></text:span></text:span><text:span text:style-name="Strong_20_Emphasis"><text:span text:style-name="T157"><text:s/></text:span></text:span><text:span text:style-name="Strong_20_Emphasis"><text:span text:style-name="T158">Workstation</text:span></text:span><text:span text:style-name="T159"> </text:span><text:span text:style-name="T160">en druk op de </text:span><text:span text:style-name="T161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" office:value-type="string">
            <text:p text:style-name="Standard"><text:span text:style-name="T162">Klik op </text:span><text:span text:style-name="Strong_20_Emphasis"><text:span text:style-name="T163">Install </text:span></text:span><text:span text:style-name="Strong_20_Emphasis"><text:span text:style-name="T164">Rocky Linux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" office:value-type="string">
            <text:p text:style-name="Standard"><text:span text:style-name="T166">Maak verbinding met het </text:span><text:span text:style-name="T167">netwerk</text:span><text:span text:style-name="T166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" office:value-type="string">
            <text:p text:style-name="Standard"><text:span text:style-name="T168">Bij</text:span><text:span text:style-name="T169"> </text:span><text:span text:style-name="Strong_20_Emphasis"><text:span text:style-name="T170">WELCOME </text:span></text:span><text:span text:style-name="Strong_20_Emphasis"><text:span text:style-name="T171">BIJ</text:span></text:span><text:span text:style-name="Strong_20_Emphasis"><text:span text:style-name="T170"> ROCKY LINUX</text:span></text:span><text:span text:style-name="T170"> select</text:span><text:span text:style-name="T168">eer</text:span><text:span text:style-name="T172"> </text:span><text:span text:style-name="Strong_20_Emphasis"><text:span text:style-name="T173">Nederlands</text:span></text:span><text:span text:style-name="T172"> en klik</text:span><text:span text:style-name="T174"> </text:span><text:span text:style-name="T172">op</text:span><text:span text:style-name="T175"> </text:span><text:span text:style-name="Strong_20_Emphasis"><text:span text:style-name="T176">Doorgaan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2" office:value-type="string">
            <text:p text:style-name="Standard"><text:span text:style-name="T177">O</text:span><text:span text:style-name="T178">nder </text:span><text:span text:style-name="Strong_20_Emphasis"><text:span text:style-name="T179">SYSTEEM</text:span></text:span><text:span text:style-name="T178"> </text:span><text:span text:style-name="T177">klik </text:span><text:span text:style-name="T178">op </text:span><text:span text:style-name="Strong_20_Emphasis"><text:span text:style-name="T179">Installatiebestemming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2" office:value-type="string">
            <text:p text:style-name="Standard"><text:span text:style-name="T178">Controleer </text:span><text:span text:style-name="T181">de </text:span><text:span text:style-name="Strong_20_Emphasis"><text:span text:style-name="T182">Apparaatselectie</text:span></text:span><text:span text:style-name="T178"> en klik op </text:span><text:span text:style-name="Strong_20_Emphasis"><text:span text:style-name="T179">Klaar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2" office:value-type="string">
            <text:p text:style-name="Standard"><text:span text:style-name="T177">O</text:span><text:span text:style-name="T178">nder </text:span><text:span text:style-name="T183">SYSTEEM</text:span><text:span text:style-name="T178"> </text:span><text:span text:style-name="T177">klik </text:span><text:span text:style-name="T178">op </text:span><text:span text:style-name="T183">Netwerk &amp; hostnaam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4">V</text:span><text:span text:style-name="T185">ul </text:span><text:span text:style-name="T186">in </text:span><text:span text:style-name="Strong_20_Emphasis"><text:span text:style-name="T187">Hostnaam</text:span></text:span><text:span text:style-name="T188"> &lt;computernaam&gt;</text:span><text:span text:style-name="T189"> </text:span><text:span text:style-name="T187">en klik op </text:span><text:span text:style-name="Strong_20_Emphasis"><text:span text:style-name="T190">Toepasse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7">K</text:span><text:span text:style-name="T178">lik op </text:span><text:span text:style-name="T183">Klaar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19" office:value-type="string">
            <text:p text:style-name="Standard"><text:span text:style-name="T177">O</text:span><text:span text:style-name="T178">nder</text:span><text:span text:style-name="T191"> </text:span><text:span text:style-name="Strong_20_Emphasis"><text:span text:style-name="T178">GEBRUIKERSINSTELLINGEN</text:span></text:span><text:span text:style-name="T178"> </text:span><text:span text:style-name="T177">klik </text:span><text:span text:style-name="T178">op </text:span><text:span text:style-name="T183">Gebruiker aanmaken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9" office:value-type="string">
            <text:p text:style-name="Standard"><text:span text:style-name="T192">Vul in </text:span><text:span text:style-name="Strong_20_Emphasis"><text:span text:style-name="Strong_20_Emphasis"><text:span text:style-name="T193">Volledige n</text:span></text:span></text:span><text:span text:style-name="Strong_20_Emphasis"><text:span text:style-name="T194">aam</text:span></text:span><text:span text:style-name="T195"> </text:span><text:span text:style-name="T10">&lt;</text:span><text:span text:style-name="T196">gebruiker</text:span><text:span text:style-name="T10">&gt;</text:span><text:span text:style-name="T197">, </text:span><text:span text:style-name="Strong_20_Emphasis"><text:span text:style-name="T198"><text:line-break/></text:span></text:span><text:span text:style-name="Strong_20_Emphasis"><text:span text:style-name="T199">Gebruikersnaam</text:span></text:span><text:span text:style-name="T195"> &lt;</text:span><text:span text:style-name="T200">gebruikersnaam&gt;</text:span><text:span text:style-name="T195">,</text:span></text:p>
            <text:p text:style-name="Standard"><text:span text:style-name="T201">vink aan </text:span><text:span text:style-name="Strong_20_Emphasis"><text:span text:style-name="T202">Maak deze gebruiker beheerde</text:span></text:span><text:span text:style-name="T203">r</text:span><text:span text:style-name="T201">,</text:span></text:p>
            <text:p text:style-name="Standard"><text:span text:style-name="T204">g</text:span><text:span text:style-name="T201">eef tweemaal een </text:span><text:span text:style-name="Strong_20_Emphasis"><text:span text:style-name="T199">wachtwoord</text:span></text:span><text:span text:style-name="T201"> </text:span><text:span text:style-name="T205">en k</text:span><text:span text:style-name="T201">lik op </text:span><text:span text:style-name="Strong_20_Emphasis"><text:span text:style-name="T203">Klaar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23" office:value-type="string">
            <text:p text:style-name="Standard"><text:span text:style-name="T180">Klik op </text:span><text:span text:style-name="Strong_20_Emphasis"><text:span text:style-name="T206">Begin installati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23" office:value-type="string">
            <text:p text:style-name="Standard"><text:span text:style-name="T180">Klik op </text:span><text:span text:style-name="Strong_20_Emphasis"><text:span text:style-name="T207">I</text:span></text:span><text:span text:style-name="Strong_20_Emphasis"><text:span text:style-name="T206">nstallatie </text:span></text:span><text:span text:style-name="Strong_20_Emphasis"><text:span text:style-name="T207">voltooie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24"><text:span text:style-name="Strong_20_Emphasis"><text:span text:style-name="T75">☐</text:span></text:span></text:p>
          </table:table-cell>
          <table:table-cell table:style-name="_32_._5f_Installatie_5f_uitvoeren.C27" office:value-type="string">
            <text:p text:style-name="Standard"><text:span text:style-name="T208">Hers</text:span><text:span text:style-name="T209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210">Installatie </text:span></text:span><text:span text:style-name="Strong_20_Emphasis"><text:span text:style-name="T211">afronden</text:span></text:span></text:p>
        </text:list-item>
      </text:list>
      <text:p text:style-name="P46"><text:span text:style-name="Strong_20_Emphasis"><text:span text:style-name="T21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24"><text:span text:style-name="Strong_20_Emphasis"><text:span text:style-name="T75">☐</text:span></text:span></text:p>
          </table:table-cell>
          <table:table-cell table:style-name="_33_._5f_Installatie_5f_afronden.C1" office:value-type="string">
            <text:p text:style-name="P48"><text:span text:style-name="T212">Aanmelden als </text:span><text:span text:style-name="T213">&lt;</text:span><text:span text:style-name="T214">gebruiker</text:span><text:span text:style-name="T213">&gt;</text:span><text:span text:style-name="T21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24"><text:span text:style-name="Strong_20_Emphasis"><text:span text:style-name="T75">☐</text:span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24"><text:span text:style-name="Strong_20_Emphasis"><text:span text:style-name="T75">☐</text:span></text:span></text:p>
          </table:table-cell>
          <table:table-cell table:style-name="_33_._5f_Installatie_5f_afronden.C5" office:value-type="string">
            <text:p text:style-name="P25"><text:span text:style-name="T81">Druk op de Super-toets</text:span><text:span text:style-name="T81"><text:note text:id="ftn6" text:note-class="footnote"><text:note-citation>1</text:note-citation><text:note-body><text:p text:style-name="P26">Windows-, command- of vergrootglastoets.</text:p></text:note-body></text:note></text:span><text:span text:style-name="T81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5">Typ</text:span><text:span text:style-name="T86"> de </text:span><text:span text:style-name="T216">volgende </text:span><text:span text:style-name="T90">d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7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88">V</text:span><text:span text:style-name="T96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24"><text:span text:style-name="Strong_20_Emphasis"><text:span text:style-name="T75">☐</text:span></text:span></text:p>
          </table:table-cell>
          <table:table-cell table:style-name="_33_._5f_Installatie_5f_afronden.C12" office:value-type="string">
            <text:p text:style-name="P54"><text:span text:style-name="T76">Druk op de Super-toets</text:span><text:span text:style-name="T218">1</text:span><text:span text:style-name="T76">, t</text:span><text:span text:style-name="T77">yp </text:span><text:span text:style-name="User_20_Entry"><text:span text:style-name="T99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0">KZ </text:span></text:span><text:span text:style-name="Strong_20_Emphasis"><text:span text:style-name="T101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87"/></text:span></text:p>
          </table:table-cell>
          <table:table-cell table:style-name="_33_._5f_Installatie_5f_afronden.C13" office:value-type="string">
            <text:p text:style-name="P55"><text:span text:style-name="T102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14" office:value-type="string">
            <text:p text:style-name="P37"><text:span text:style-name="T88">V</text:span><text:span text:style-name="T96">olg </text:span><text:span text:style-name="T75">de aanwijzingen op het scherm.</text:span></text:p>
          </table:table-cell>
        </table:table-row>
      </table:table>
      <text:p text:style-name="P46"><text:span text:style-name="Strong_20_Emphasis"><text:span text:style-name="T212"/></text:span></text:p>
      <text:list text:continue-numbering="true" text:style-name="L1">
        <text:list-item>
          <text:p text:style-name="P56"><text:span text:style-name="Strong_20_Emphasis"><text:span text:style-name="T225">Gebruiker inrichten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24"><text:span text:style-name="Strong_20_Emphasis"><text:span text:style-name="T75">☐</text:span></text:span></text:p>
          </table:table-cell>
          <table:table-cell table:style-name="Tabel2.A1" office:value-type="string">
            <text:p text:style-name="P24"><text:span text:style-name="Strong_20_Emphasis"><text:span text:style-name="T75">☐</text:span></text:span></text:p>
          </table:table-cell>
          <table:table-cell table:style-name="Tabel2.D1" office:value-type="string">
            <text:p text:style-name="P59"><text:span text:style-name="T212">Aanmelden als </text:span><text:span text:style-name="T226">&lt;</text:span><text:span text:style-name="T227">gebruiker</text:span><text:span text:style-name="T226">&gt;</text:span><text:span text:style-name="T228"><text:note text:id="ftn7" text:note-class="footnote"><text:note-citation>1</text:note-citation><text:note-body><text:p text:style-name="P60"><text:span text:style-name="T229">E</text:span><text:span text:style-name="T230">ventuele extra </text:span><text:span text:style-name="T231">gebruiker</text:span><text:span text:style-name="T232">s </text:span><text:span text:style-name="T230">aanmelden en dezelfde stappen uitvoeren.</text:span></text:p></text:note-body></text:note></text:span><text:span text:style-name="T212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233">☐</text:span></text:span></text:p>
          </table:table-cell>
          <table:table-cell table:style-name="Tabel2.D2" office:value-type="string">
            <text:p text:style-name="P64"><text:span text:style-name="T234">Volg de welkomstschermen.</text:span><text:span text:style-name="T235"/></text:p>
          </table:table-cell>
        </table:table-row>
        <table:table-row table:style-name="Tabel2.4"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24"><text:span text:style-name="Strong_20_Emphasis"><text:span text:style-name="T75">☐</text:span></text:span></text:p>
          </table:table-cell>
          <table:table-cell table:style-name="Tabel2.A1" office:value-type="string">
            <text:p text:style-name="P24"><text:span text:style-name="Strong_20_Emphasis"><text:span text:style-name="T75">☐</text:span></text:span></text:p>
          </table:table-cell>
          <table:table-cell table:style-name="Tabel2.D5" office:value-type="string">
            <text:p text:style-name="P25"><text:span text:style-name="T76">Druk op de Super-toets</text:span><text:span text:style-name="T76"><text:note text:id="ftn8" text:note-class="footnote"><text:note-citation>2</text:note-citation><text:note-body><text:p text:style-name="P26">Windows-, command- of vergrootglastoets.</text:p></text:note-body></text:note></text:span><text:span text:style-name="T76">, t</text:span><text:span text:style-name="T77">yp </text:span><text:span text:style-name="User_20_Entry"><text:span text:style-name="T99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0">KZ </text:span></text:span><text:span text:style-name="Strong_20_Emphasis"><text:span text:style-name="T101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2">Selecteer</text:span><text:span text:style-name="T219"> </text:span><text:span text:style-name="Strong_20_Emphasis"><text:span text:style-name="T220">4</text:span></text:span><text:span text:style-name="T221"> </text:span><text:span text:style-name="T236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88">V</text:span><text:span text:style-name="T96">olg </text:span><text:span text:style-name="T75">de aanwijzingen op het scherm.</text:span></text:p>
          </table:table-cell>
        </table:table-row>
      </table:table>
      <text:p text:style-name="P69"><text:span text:style-name="Strong_20_Emphasis"><text:span text:style-name="T237"/></text:span></text:p>
      <text:p text:style-name="P70"/>
      <text:p text:style-name="P71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T242"><text:user-field-get text:name="Distro">Rocky Linux</text:user-field-get></text:span><text:span text:style-name="T243"><text:s/></text:span><text:span text:style-name="T244">Desktop/</text:span><text:span text:style-name="T245">Workstation</text:span><text:span text:style-name="T246"> </text:span><text:span text:style-name="T240">is voltooid.</text:span></text:p>
      <text:p text:style-name="P72"/>
      <text:list text:style-name="L2">
        <text:list-header>
          <text:p text:style-name="P73"><text:span text:style-name="T247">Geschreven door </text:span><text:a xlink:type="simple" xlink:href="mailto:info@karelzimmer.nl?subject=Checklist%20installatie%20Linux" text:style-name="Internet_20_link" text:visited-style-name="Visited_20_Internet_20_Link"><text:span text:style-name="T248">Karel Zimmer</text:span></text:a><text:span text:style-name="T249">.</text:span></text:p>
          <text:p text:style-name="P74"><text:span text:style-name="T250">Licentie </text:span><text:span text:style-name="T249">C</text:span><text:span text:style-name="T251">C0</text:span><text:span text:style-name="T249"> 1.0 </text:span><text:span text:style-name="T25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1-04T07:36:02.185813975">04-1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36:02.068466805</dc:date>
    <meta:keyword>Installatie</meta:keyword>
    <meta:keyword>Checklist</meta:keyword>
    <meta:keyword>Linux</meta:keyword>
    <meta:editing-cycles>7042</meta:editing-cycles>
    <meta:editing-duration>P12DT18H7M50S</meta:editing-duration>
    <meta:printed-by>Karel Zimmer</meta:printed-by>
    <meta:print-date>2024-09-21T20:08:55.165404924</meta:print-date>
    <dc:creator>Karel Zimmer</dc:creator>
    <meta:document-statistic meta:table-count="4" meta:image-count="2" meta:object-count="0" meta:page-count="4" meta:paragraph-count="96" meta:word-count="501" meta:character-count="3439" meta:non-whitespace-character-count="3017"/>
    <meta:user-defined meta:name="Info 1"/>
    <meta:user-defined meta:name="Info 2"/>
    <meta:user-defined meta:name="Info 3"/>
    <meta:user-defined meta:name="Info 4"/>
  </office:meta>
</office:document-meta>
</file>